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C0000036722BB2C73AF898598.png" manifest:media-type="image/png"/>
  <manifest:file-entry manifest:full-path="Pictures/10000000000002EE0000036776113E69BF56D2B0.png" manifest:media-type="image/png"/>
  <manifest:file-entry manifest:full-path="Pictures/10000000000000A0000000A03123F6201AAA409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fo:min-height="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3cm" svg:height="0.425cm" svg:x="2.541cm" svg:y="1.544cm">
          <draw:text-box>
            <text:p text:style-name="P1"><text:span text:style-name="T1">Network Protocols PPQ </text:span></text:p>
          </draw:text-box>
        </draw:frame>
        <draw:frame draw:style-name="gr2" draw:text-style-name="P3" draw:layer="layout" svg:width="2.036cm" svg:height="2.036cm" svg:x="18.468cm" svg:y="0.37cm">
          <draw:image xlink:href="Pictures/10000000000000A0000000A03123F6201AAA409C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25cm" svg:x="2.541cm" svg:y="2.0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7.947cm" svg:y="20.3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2.541cm" svg:y="20.73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5.397cm" svg:height="17.887cm" svg:x="2.54cm" svg:y="2.752cm">
          <draw:image xlink:href="Pictures/10000000000002EE0000036776113E69BF56D2B0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5cm" svg:x="2.541cm" svg:y="21.24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4.5cm" svg:height="3cm" svg:x="3.25cm" svg:y="5.25cm">
          <draw:text-box>
            <text:p/>
          </draw:text-box>
        </draw:frame>
        <draw:frame draw:style-name="gr4" draw:text-style-name="P4" draw:layer="layout" svg:width="15.386cm" svg:height="1.759cm" svg:x="3.25cm" svg:y="5.25cm">
          <draw:text-box>
            <text:p><text:span text:style-name="T2">A protocol is a list of rules that computers must abide by in order to communicate with other computers</text:span></text:p>
            <text:p><text:span text:style-name="T2"/></text:p>
            <text:p><text:s/></text:p>
          </draw:text-box>
        </draw:frame>
      </draw:page>
      <draw:page draw:name="page2" draw:style-name="dp1" draw:master-page-name="master-page16">
        <draw:frame draw:style-name="gr2" draw:text-style-name="P3" draw:layer="layout" svg:width="15.766cm" svg:height="11.182cm" svg:x="2.54cm" svg:y="2.54cm">
          <draw:image xlink:href="Pictures/10000000000004CC0000036722BB2C73AF898598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25cm" svg:x="18.317cm" svg:y="13.41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Cantarell" svg:font-family="Cantarell" style:font-pitch="variable"/>
    <style:font-face style:name="Cantarell1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Cantarell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5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7T12:41:13.760737987</dc:date>
    <meta:editing-duration>PT10M6S</meta:editing-duration>
    <meta:editing-cycles>1</meta:editing-cycles>
    <meta:document-statistic meta:object-count="11"/>
    <meta:generator>LibreOffice/7.4.5.1$Linux_X86_64 LibreOffice_project/40$Build-1</meta:generator>
  </office:meta>
</office:document-meta>
</file>